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M2 Integrated amplifier’s independent power supplies combined with fully symmetrical complimentary circuit design ensure the amplifier uncovers even the most delicate detail and presents it majestically </text:p>
      <text:p text:style-name="Standard"/>
      <text:p text:style-name="Text_20_body"/>
      <text:p text:style-name="Text_20_body"/>
      <text:p text:style-name="Text_20_body">The new M2 Integrated Amplifier advances the performance of this class of amplifier to a new level. The ease with which the M2 negotiates the loudspeaker load through even the most delicate yet demanding musical passages is almost unbelievable from such an elegant pure looking amplifier. Its control and authority appears to be backed by a state of the art power house! Resolution of detail is so harmonic and full of emotion that is reminiscent of our world acclaimed Roksan L1.5 reference preamplifier. Of course pedigree has played an important role but the relentless refinements, tests and never ending demands made this project come to life.</text:p>
      <text:p text:style-name="Text_20_body">We are proud to present the M2 CD player and Integrated amplifier; perhaps the most iconoclastic electronic components from Roksan yet.</text:p>
      <text:p text:style-name="Text_20_body">FEATURES</text:p>
      <text:p text:style-name="Text_20_body">Independent Analogue Output stage Power Supply<text:line-break/>Full functional Roksan LCD system remote control (RMX-108)<text:line-break/>Output protection with high current relays<text:line-break/>Independent Preamplifier stage Power Supply<text:line-break/>Thermally controlled fan assisted heat-sink cooling<text:line-break/>-20dB mute function<text:line-break/>350VA ultra low noise, Power section Toroidal transformer<text:line-break/>60VA ultra low noise, Pre section Toroidal transforme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6S</meta:editing-duration>
    <meta:editing-cycles>3</meta:editing-cycles>
    <meta:generator>OpenOffice/4.1.1$Win32 OpenOffice.org_project/411m6$Build-9775</meta:generator>
    <dc:date>2018-01-30T21:01:26.08</dc:date>
    <meta:document-statistic meta:table-count="0" meta:image-count="0" meta:object-count="0" meta:page-count="1" meta:paragraph-count="5" meta:word-count="205" meta:character-count="1375"/>
    <dc:creator>Marti </dc:creator>
    <meta:user-defined meta:name="Info 1"/>
    <meta:user-defined meta:name="Info 2"/>
    <meta:user-defined meta:name="Info 3"/>
    <meta:user-defined meta:name="Info 4"/>
  </office:meta>
</office:document-meta>
</file>